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6pt" officeooo:rsid="000b7803" officeooo:paragraph-rsid="000b7803" style:font-size-asian="16pt" style:font-size-complex="16pt"/>
    </style:style>
    <style:style style:name="P2" style:family="paragraph" style:parent-style-name="Standard">
      <style:paragraph-properties fo:text-align="start" style:justify-single-word="false"/>
      <style:text-properties style:font-name="Arial1" fo:font-size="13pt" officeooo:rsid="000b7803" officeooo:paragraph-rsid="000b7803" style:font-size-asian="11.3500003814697pt" style:font-size-complex="13pt"/>
    </style:style>
    <style:style style:name="P3" style:family="paragraph" style:parent-style-name="Standard">
      <style:paragraph-properties fo:text-align="start" style:justify-single-word="false"/>
      <style:text-properties style:font-name="Arial1" fo:font-size="13pt" officeooo:rsid="000d10fc" officeooo:paragraph-rsid="000d10fc" style:font-size-asian="11.3500003814697pt" style:font-size-complex="13pt"/>
    </style:style>
    <style:style style:name="T1" style:family="text">
      <style:text-properties officeooo:rsid="000d10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DING PAGE VERDE SERRANO</text:p>
      <text:p text:style-name="P1"/>
      <text:p text:style-name="P2">A Landing Page do Condominio Verde Serrano, foi criada para captar leads para a venda dos imoveis, a arquitetura escolhida foi a de microsserviços, não foi muito da maneira certa de acordo com os padrões da arquitetura pois o tempo pra mim foi curto, mas funcionou e o codigo foi limpo, a pagina foi feita em html e css puros <text:span text:style-name="T1">e jquery</text:span>, e responsiva e o formulario se conecta com o banco de dados do CRM via AJAX por meio de uma api, o arquivo da API se chama api.php e o único arquivo .php do projeto, que e utilizado para se comunicar com o CRM, o mesmo formulario interno do CRM e utilizado na landing page, os dados da cidade e estado tanto no CRM tanto na landing page são de um servidor externo no github que não esta sob meu controle, para não ter que copiar aquele codigo ENORME para dentro do meu servidor, para se comunicar com esse servidor foi utilizado AJAX, como eu disse, não seguiu muito bem os padrões da arquitetura de microsserviços pois estava com pressa pois resolvi fazer os dois de uma vez e integrar um com o outro e tenho outro projeto pra fazer, atualmente sou freelancer, o importante e funcionar e ser de facil manutenção né.</text:p>
      <text:p text:style-name="P2"/>
      <text:p text:style-name="P3">PARA INSTALAÇÃO:</text:p>
      <text:p text:style-name="P3"/>
      <text:p text:style-name="P3">instalação padrão da maioria dos projetos php, instale o xampp, importe o banco de dados do crm, se não tiver instalado o crm, instale-o primeiro, após isso e só clonar a pasta do projeto dentro do arquivo HTDOCS, questão do banco de dados e o mesmo do C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2T14:16:11.999000000</meta:creation-date>
    <dc:date>2024-02-02T14:27:09.491000000</dc:date>
    <meta:editing-duration>PT10M57S</meta:editing-duration>
    <meta:editing-cycles>2</meta:editing-cycles>
    <meta:generator>LibreOffice/7.6.2.1$Windows_X86_64 LibreOffice_project/56f7684011345957bbf33a7ee678afaf4d2ba333</meta:generator>
    <meta:document-statistic meta:table-count="0" meta:image-count="0" meta:object-count="0" meta:page-count="1" meta:paragraph-count="4" meta:word-count="269" meta:character-count="1450" meta:non-whitespace-character-count="1185"/>
  </office:meta>
</office:document-meta>
</file>